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9.91pt"/>
    </style:style>
    <style:style style:name="co2" style:family="table-column">
      <style:table-column-properties fo:break-before="auto" style:column-width="354.64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156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There are 10 types of people in the world: those who understand this, and those who don't</text:p>
          </table:table-cell>
          <table:table-cell office:value-type="string" calcext:value-type="string">
            <text:p>What is Binary?</text:p>
          </table:table-cell>
          <table:table-cell office:value-type="string" calcext:value-type="string">
            <text:p>By The Number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t belongs to the sequence where you add the previous two numbers to get the next number</text:p>
          </table:table-cell>
          <table:table-cell office:value-type="string" calcext:value-type="string">
            <text:p>What is a Fibonnaci Number?</text:p>
          </table:table-cell>
          <table:table-cell office:value-type="string" calcext:value-type="string">
            <text:p>By The Number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It is the largest number in Javascript, or a luxury automobile.</text:p>
          </table:table-cell>
          <table:table-cell office:value-type="string" calcext:value-type="string">
            <text:p>What is Infinity?</text:p>
          </table:table-cell>
          <table:table-cell office:value-type="string" calcext:value-type="string">
            <text:p>By The Number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t's what a computer uses as shorthand for a byte – or what a witch casts.</text:p>
          </table:table-cell>
          <table:table-cell office:value-type="string" calcext:value-type="string">
            <text:p>What is Hex?/Hexadecimal?</text:p>
          </table:table-cell>
          <table:table-cell office:value-type="string" calcext:value-type="string">
            <text:p>By The Number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Javascript says it's of the number type, but it's clearly not. </text:p>
          </table:table-cell>
          <table:table-cell office:value-type="string" calcext:value-type="string">
            <text:p>What is NaN/Not-A-Number?</text:p>
          </table:table-cell>
          <table:table-cell office:value-type="string" calcext:value-type="string">
            <text:p>By The Number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tead of storing plaintext passwords, you should think like a potato and use this.</text:p>
          </table:table-cell>
          <table:table-cell office:value-type="string" calcext:value-type="string">
            <text:p>What is a hash?</text:p>
          </table:table-cell>
          <table:table-cell office:value-type="string" calcext:value-type="string">
            <text:p>Hack Comedy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t adds characters to a password string before encryption, Veruca. </text:p>
          </table:table-cell>
          <table:table-cell office:value-type="string" calcext:value-type="string">
            <text:p>What is a salt?</text:p>
          </table:table-cell>
          <table:table-cell office:value-type="string" calcext:value-type="string">
            <text:p>Hack Comedy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It is the current standard encryption library for web apps – or where you bury a stinging insect.</text:p>
          </table:table-cell>
          <table:table-cell office:value-type="string" calcext:value-type="string">
            <text:p>What is bCrypt/Bee Crypt?</text:p>
          </table:table-cell>
          <table:table-cell office:value-type="string" calcext:value-type="string">
            <text:p>Hack Comedy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his 1995 American science fiction thriller about high school computer criminals was one of Angelina Jolie's first major roles.</text:p>
          </table:table-cell>
          <table:table-cell office:value-type="string" calcext:value-type="string">
            <text:p>What is Hackers?</text:p>
          </table:table-cell>
          <table:table-cell office:value-type="string" calcext:value-type="string">
            <text:p>Hack Comedy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hen this site was hacked, it was found out that there were almost no women on the site, contrary to what was promoted.</text:p>
          </table:table-cell>
          <table:table-cell office:value-type="string" calcext:value-type="string">
            <text:p>What is Ashley Madison?</text:p>
          </table:table-cell>
          <table:table-cell office:value-type="string" calcext:value-type="string">
            <text:p>Hack Comedy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ll Frontal Framework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ll Frontal Framework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ll Frontal Framework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Full Frontal Framework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ll Frontal Framework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Pro”gramm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Pro”gramm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Pro”grammin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Pro”gramming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Pro”gramming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 or Nod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 or Nod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 or Nod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 or Nod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 or No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nks for the Memeori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nks for the Memeorie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nks for the Memeorie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nks for the Memeorie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nks for the Memeories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Boyko</meta:initial-creator>
    <meta:creation-date>2015-10-07T09:35:12.437328237</meta:creation-date>
    <dc:date>2015-10-07T10:48:05.845168871</dc:date>
    <dc:creator>Brian Boyko</dc:creator>
    <meta:editing-duration>PT57M42S</meta:editing-duration>
    <meta:editing-cycles>5</meta:editing-cycles>
    <meta:generator>LibreOffice/4.4.3.2$Linux_X86_64 LibreOffice_project/40m0$Build-2</meta:generator>
    <meta:document-statistic meta:table-count="1" meta:cell-count="84" meta:object-count="0"/>
  </office:meta>
</office:document-meta>
</file>